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3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7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9088" calcext:value-type="float">
            <text:p>4.07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66348387097" calcext:value-type="float">
            <text:p>4.12866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34317241379" calcext:value-type="float">
            <text:p>4.138343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21806451613" calcext:value-type="float">
            <text:p>4.17821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74761290323" calcext:value-type="float">
            <text:p>4.33474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3056" calcext:value-type="float">
            <text:p>4.55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793925" calcext:value-type="float">
            <text:p>4.8479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27380645161" calcext:value-type="float">
            <text:p>4.79627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717625806452" calcext:value-type="float">
            <text:p>4.66717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97161290323" calcext:value-type="float">
            <text:p>4.60297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4592" calcext:value-type="float">
            <text:p>4.33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09025" calcext:value-type="float">
            <text:p>4.15109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10013793103" calcext:value-type="float">
            <text:p>4.125100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6135" calcext:value-type="float">
            <text:p>4.1466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88258064516" calcext:value-type="float">
            <text:p>4.1978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99070967742" calcext:value-type="float">
            <text:p>4.21499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15458064516" calcext:value-type="float">
            <text:p>4.46915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914" calcext:value-type="float">
            <text:p>4.5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789316129032" calcext:value-type="float">
            <text:p>4.84789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666116129032" calcext:value-type="float">
            <text:p>4.89666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712980645161" calcext:value-type="float">
            <text:p>4.78712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41625806452" calcext:value-type="float">
            <text:p>4.68241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442941935484" calcext:value-type="float">
            <text:p>4.39442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40438709678" calcext:value-type="float">
            <text:p>4.120404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38013793103" calcext:value-type="float">
            <text:p>4.079380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535509677419" calcext:value-type="float">
            <text:p>4.20535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76232258065" calcext:value-type="float">
            <text:p>4.169762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6512" calcext:value-type="float">
            <text:p>4.34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7155" calcext:value-type="float">
            <text:p>4.5817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1464" calcext:value-type="float">
            <text:p>4.65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53703225806" calcext:value-type="float">
            <text:p>4.75153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449" calcext:value-type="float">
            <text:p>4.7354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9064" calcext:value-type="float">
            <text:p>4.76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21961290323" calcext:value-type="float">
            <text:p>4.68221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5072" calcext:value-type="float">
            <text:p>4.46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90735483871" calcext:value-type="float">
            <text:p>4.26090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24685714286" calcext:value-type="float">
            <text:p>4.15224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43561290323" calcext:value-type="float">
            <text:p>4.12443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77625806452" calcext:value-type="float">
            <text:p>4.13377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5776" calcext:value-type="float">
            <text:p>4.18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51174193548" calcext:value-type="float">
            <text:p>4.26651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8592" calcext:value-type="float">
            <text:p>4.35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10503225806" calcext:value-type="float">
            <text:p>4.72410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53393548387" calcext:value-type="float">
            <text:p>4.88653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10952" calcext:value-type="float">
            <text:p>4.85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53058064516" calcext:value-type="float">
            <text:p>4.81053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8576" calcext:value-type="float">
            <text:p>4.52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18709677419" calcext:value-type="float">
            <text:p>4.3851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36314285714" calcext:value-type="float">
            <text:p>4.157363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40309677419" calcext:value-type="float">
            <text:p>4.20840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509575" calcext:value-type="float">
            <text:p>4.19509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8328" calcext:value-type="float">
            <text:p>4.22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02565517242" calcext:value-type="float">
            <text:p>4.27802565517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13858064516" calcext:value-type="float">
            <text:p>4.72213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0704516129" calcext:value-type="float">
            <text:p>5.0250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236387096774" calcext:value-type="float">
            <text:p>4.90236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38296774194" calcext:value-type="float">
            <text:p>4.51438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88670967742" calcext:value-type="float">
            <text:p>4.52588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13058064516" calcext:value-type="float">
            <text:p>4.27713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59227586207" calcext:value-type="float">
            <text:p>4.147592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535890909091" calcext:value-type="float">
            <text:p>3.945358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16266666667" calcext:value-type="float">
            <text:p>4.053162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1705" calcext:value-type="float">
            <text:p>4.0311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2672" calcext:value-type="float">
            <text:p>4.06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88875" calcext:value-type="float">
            <text:p>4.06288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1976" calcext:value-type="float">
            <text:p>4.32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71819354839" calcext:value-type="float">
            <text:p>4.66471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746" calcext:value-type="float">
            <text:p>4.82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7352" calcext:value-type="float">
            <text:p>4.76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01825" calcext:value-type="float">
            <text:p>4.33701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6464" calcext:value-type="float">
            <text:p>4.20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8528" calcext:value-type="float">
            <text:p>4.00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93142857143" calcext:value-type="float">
            <text:p>3.96893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668375" calcext:value-type="float">
            <text:p>3.94668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83251612903" calcext:value-type="float">
            <text:p>4.03083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83561290323" calcext:value-type="float">
            <text:p>4.27683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7528" calcext:value-type="float">
            <text:p>4.34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25522580645" calcext:value-type="float">
            <text:p>4.46325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47019354839" calcext:value-type="float">
            <text:p>4.5854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21325" calcext:value-type="float">
            <text:p>4.75421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7256" calcext:value-type="float">
            <text:p>4.73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749" calcext:value-type="float">
            <text:p>4.4687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5176" calcext:value-type="float">
            <text:p>4.21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71612903226" calcext:value-type="float">
            <text:p>4.1197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19172413793" calcext:value-type="float">
            <text:p>4.030191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154941935484" calcext:value-type="float">
            <text:p>4.21154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53753846154" calcext:value-type="float">
            <text:p>4.2715375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7832" calcext:value-type="float">
            <text:p>4.38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73625" calcext:value-type="float">
            <text:p>4.36673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9584" calcext:value-type="float">
            <text:p>4.54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6464516129" calcext:value-type="float">
            <text:p>4.6806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46296774194" calcext:value-type="float">
            <text:p>4.77346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578219354839" calcext:value-type="float">
            <text:p>4.795782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71690322581" calcext:value-type="float">
            <text:p>4.37171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61006451613" calcext:value-type="float">
            <text:p>4.26661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74372413793" calcext:value-type="float">
            <text:p>4.255743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90967741936" calcext:value-type="float">
            <text:p>4.25490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042141935484" calcext:value-type="float">
            <text:p>4.33042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53915" calcext:value-type="float">
            <text:p>4.2753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06181818182" calcext:value-type="float">
            <text:p>4.547061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6408" calcext:value-type="float">
            <text:p>4.72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86425806452" calcext:value-type="float">
            <text:p>4.83786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57825" calcext:value-type="float">
            <text:p>5.00757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81135483871" calcext:value-type="float">
            <text:p>4.63581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446941935484" calcext:value-type="float">
            <text:p>4.71446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38941935484" calcext:value-type="float">
            <text:p>4.45538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56103225806" calcext:value-type="float">
            <text:p>4.18156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2936" calcext:value-type="float">
            <text:p>4.20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22761290323" calcext:value-type="float">
            <text:p>4.36522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3945" calcext:value-type="float">
            <text:p>4.2993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2992" calcext:value-type="float">
            <text:p>4.32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1575" calcext:value-type="float">
            <text:p>4.3081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0928" calcext:value-type="float">
            <text:p>4.52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47690322581" calcext:value-type="float">
            <text:p>4.73747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09825" calcext:value-type="float">
            <text:p>4.97709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4696" calcext:value-type="float">
            <text:p>5.10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06775" calcext:value-type="float">
            <text:p>4.7330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66296774194" calcext:value-type="float">
            <text:p>4.46866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89806451613" calcext:value-type="float">
            <text:p>4.28489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73820689655" calcext:value-type="float">
            <text:p>4.224738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31744516129" calcext:value-type="float">
            <text:p>4.3331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36875" calcext:value-type="float">
            <text:p>4.4743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31584" calcext:value-type="float">
            <text:p>4.49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8525" calcext:value-type="float">
            <text:p>4.534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1856" calcext:value-type="float">
            <text:p>4.60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32696774194" calcext:value-type="float">
            <text:p>4.828326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33875" calcext:value-type="float">
            <text:p>4.99633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0175483871" calcext:value-type="float">
            <text:p>4.82301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39225" calcext:value-type="float">
            <text:p>4.66239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96258064516" calcext:value-type="float">
            <text:p>4.45696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53161290322" calcext:value-type="float">
            <text:p>4.1305316129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740825806452" calcext:value-type="float">
            <text:p>4.23740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427" calcext:value-type="float">
            <text:p>4.178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4456" calcext:value-type="float">
            <text:p>4.27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0335" calcext:value-type="float">
            <text:p>4.4590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1304" calcext:value-type="float">
            <text:p>4.52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754038709677" calcext:value-type="float">
            <text:p>4.82754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1335" calcext:value-type="float">
            <text:p>4.8781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3888" calcext:value-type="float">
            <text:p>4.60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894" calcext:value-type="float">
            <text:p>4.48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8716" calcext:value-type="float">
            <text:p>4.45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8688" calcext:value-type="float">
            <text:p>4.38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68514285714" calcext:value-type="float">
            <text:p>4.447685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47096774194" calcext:value-type="float">
            <text:p>4.45647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226575" calcext:value-type="float">
            <text:p>4.41226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116" calcext:value-type="float">
            <text:p>4.35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44565" calcext:value-type="float">
            <text:p>4.4144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1328" calcext:value-type="float">
            <text:p>4.46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04025806452" calcext:value-type="float">
            <text:p>4.72204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23664516129" calcext:value-type="float">
            <text:p>4.89223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181419354839" calcext:value-type="float">
            <text:p>5.05181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28774193549" calcext:value-type="float">
            <text:p>4.76028774193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4744" calcext:value-type="float">
            <text:p>4.48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88748387097" calcext:value-type="float">
            <text:p>4.39688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99972413793" calcext:value-type="float">
            <text:p>4.398999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782" calcext:value-type="float">
            <text:p>4.35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424" calcext:value-type="float">
            <text:p>4.4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94690909091" calcext:value-type="float">
            <text:p>4.331946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81216" calcext:value-type="float">
            <text:p>4.47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81238709678" calcext:value-type="float">
            <text:p>4.717812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31096774193" calcext:value-type="float">
            <text:p>4.7003109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671136" calcext:value-type="float">
            <text:p>4.746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637" calcext:value-type="float">
            <text:p>4.715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272" calcext:value-type="float">
            <text:p>4.5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7944" calcext:value-type="float">
            <text:p>3.99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20258064516" calcext:value-type="float">
            <text:p>4.09120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99716129032" calcext:value-type="float">
            <text:p>4.15599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81058064516" calcext:value-type="float">
            <text:p>4.38381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780025" calcext:value-type="float">
            <text:p>4.49780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27064" calcext:value-type="float">
            <text:p>4.43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516" calcext:value-type="float">
            <text:p>4.89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37025" calcext:value-type="float">
            <text:p>4.8673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7088" calcext:value-type="float">
            <text:p>4.75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50925" calcext:value-type="float">
            <text:p>4.45550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13987096774" calcext:value-type="float">
            <text:p>4.253139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79889655172" calcext:value-type="float">
            <text:p>4.1847988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5835" calcext:value-type="float">
            <text:p>4.2875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25367741936" calcext:value-type="float">
            <text:p>4.340253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27624" calcext:value-type="float">
            <text:p>4.37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1264" calcext:value-type="float">
            <text:p>4.36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9855" calcext:value-type="float">
            <text:p>4.4559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31587096774" calcext:value-type="float">
            <text:p>4.51831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3185" calcext:value-type="float">
            <text:p>4.4533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77866666667" calcext:value-type="float">
            <text:p>4.28277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66616" calcext:value-type="float">
            <text:p>4.22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31690322581" calcext:value-type="float">
            <text:p>4.21931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42" calcext:value-type="float">
            <text:p>4.1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08763636364" calcext:value-type="float">
            <text:p>4.23408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09574193549" calcext:value-type="float">
            <text:p>4.36709574193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37428571429" calcext:value-type="float">
            <text:p>4.35537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294" calcext:value-type="float">
            <text:p>4.25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0768" calcext:value-type="float">
            <text:p>4.39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587" calcext:value-type="float">
            <text:p>4.696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531054545455" calcext:value-type="float">
            <text:p>4.805310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968" calcext:value-type="float">
            <text:p>4.8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06219354839" calcext:value-type="float">
            <text:p>4.750062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01496774194" calcext:value-type="float">
            <text:p>4.61801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9688" calcext:value-type="float">
            <text:p>4.29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56137931035" calcext:value-type="float">
            <text:p>4.2025613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022477419355" calcext:value-type="float">
            <text:p>4.33022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2496" calcext:value-type="float">
            <text:p>4.35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8896" calcext:value-type="float">
            <text:p>4.39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60675" calcext:value-type="float">
            <text:p>4.47360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1048" calcext:value-type="float">
            <text:p>4.49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1827" calcext:value-type="float">
            <text:p>4.711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35275" calcext:value-type="float">
            <text:p>4.72735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737316129032" calcext:value-type="float">
            <text:p>4.49737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68619354839" calcext:value-type="float">
            <text:p>4.40868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4" calcext:value-type="float">
            <text:p>4.2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22836363636" calcext:value-type="float">
            <text:p>4.136228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99714285714" calcext:value-type="float">
            <text:p>4.27699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00387096774" calcext:value-type="float">
            <text:p>4.30800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09" calcext:value-type="float">
            <text:p>4.27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38472" calcext:value-type="float">
            <text:p>4.26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49955555556" calcext:value-type="float">
            <text:p>4.448499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1184" calcext:value-type="float">
            <text:p>4.80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740371428571" calcext:value-type="float">
            <text:p>4.917403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1385" calcext:value-type="float">
            <text:p>4.9181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73935483871" calcext:value-type="float">
            <text:p>4.8217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85677419355" calcext:value-type="float">
            <text:p>4.4338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04309677419" calcext:value-type="float">
            <text:p>4.37604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08485714286" calcext:value-type="float">
            <text:p>4.38008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77963636364" calcext:value-type="float">
            <text:p>4.436779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27225" calcext:value-type="float">
            <text:p>4.46427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37312" calcext:value-type="float">
            <text:p>4.448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9888" calcext:value-type="float">
            <text:p>4.45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56748387097" calcext:value-type="float">
            <text:p>4.50356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6005" calcext:value-type="float">
            <text:p>4.8046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15587096774" calcext:value-type="float">
            <text:p>4.76215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975" calcext:value-type="float">
            <text:p>4.752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2472" calcext:value-type="float">
            <text:p>4.54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60645" calcext:value-type="float">
            <text:p>4.326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330114285714" calcext:value-type="float">
            <text:p>4.423301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89018181818" calcext:value-type="float">
            <text:p>4.466890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46975" calcext:value-type="float">
            <text:p>4.5204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2256" calcext:value-type="float">
            <text:p>4.54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288" calcext:value-type="float">
            <text:p>4.4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4012" calcext:value-type="float">
            <text:p>4.41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53575" calcext:value-type="float">
            <text:p>4.7653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25984" calcext:value-type="float">
            <text:p>5.09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794" calcext:value-type="float">
            <text:p>4.44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81548387097" calcext:value-type="float">
            <text:p>4.5828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71612903226" calcext:value-type="float">
            <text:p>4.5007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880248275862" calcext:value-type="float">
            <text:p>4.528802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94788571428" calcext:value-type="float">
            <text:p>4.4489478857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59638709678" calcext:value-type="float">
            <text:p>4.513596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32776" calcext:value-type="float">
            <text:p>4.58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7555" calcext:value-type="float">
            <text:p>4.5207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7912" calcext:value-type="float">
            <text:p>4.83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258916129032" calcext:value-type="float">
            <text:p>5.08258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75925" calcext:value-type="float">
            <text:p>4.93175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4792" calcext:value-type="float">
            <text:p>5.12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57184516129" calcext:value-type="float">
            <text:p>4.87571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517244444444" calcext:value-type="float">
            <text:p>4.865172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42109090909" calcext:value-type="float">
            <text:p>4.581421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92533333333" calcext:value-type="float">
            <text:p>4.65192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66525" calcext:value-type="float">
            <text:p>4.56066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579380645161" calcext:value-type="float">
            <text:p>4.76579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9336" calcext:value-type="float">
            <text:p>4.87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36727272727" calcext:value-type="float">
            <text:p>4.797367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8895483871" calcext:value-type="float">
            <text:p>4.9418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02993548387" calcext:value-type="float">
            <text:p>5.04502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37729032258" calcext:value-type="float">
            <text:p>5.20637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73032258065" calcext:value-type="float">
            <text:p>5.05673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74787096774" calcext:value-type="float">
            <text:p>4.54574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32232258065" calcext:value-type="float">
            <text:p>4.459322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43337931035" calcext:value-type="float">
            <text:p>4.3214333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36375" calcext:value-type="float">
            <text:p>4.43436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6995" calcext:value-type="float">
            <text:p>4.4536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2992" calcext:value-type="float">
            <text:p>4.57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53168" calcext:value-type="float">
            <text:p>4.79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97525" calcext:value-type="float">
            <text:p>4.75497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669725" calcext:value-type="float">
            <text:p>4.81669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45296" calcext:value-type="float">
            <text:p>4.69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83925" calcext:value-type="float">
            <text:p>4.8098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3768" calcext:value-type="float">
            <text:p>4.76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76575" calcext:value-type="float">
            <text:p>4.60276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66142857143" calcext:value-type="float">
            <text:p>4.47566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73986206897" calcext:value-type="float">
            <text:p>4.5007398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86215384615" calcext:value-type="float">
            <text:p>4.4948621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3285" calcext:value-type="float">
            <text:p>4.5333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78945454545" calcext:value-type="float">
            <text:p>4.376789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39862068966" calcext:value-type="float">
            <text:p>4.621398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42752" calcext:value-type="float">
            <text:p>4.89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15575" calcext:value-type="float">
            <text:p>5.0561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2312" calcext:value-type="float">
            <text:p>5.05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76095483871" calcext:value-type="float">
            <text:p>4.98760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31224" calcext:value-type="float">
            <text:p>4.71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4725" calcext:value-type="float">
            <text:p>4.5424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20524137931" calcext:value-type="float">
            <text:p>4.506205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93375" calcext:value-type="float">
            <text:p>4.42293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29371428571" calcext:value-type="float">
            <text:p>4.418293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5004137931" calcext:value-type="float">
            <text:p>4.450500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62133333333" calcext:value-type="float">
            <text:p>4.378621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1912" calcext:value-type="float">
            <text:p>4.34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98838709677" calcext:value-type="float">
            <text:p>4.60198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54270967742" calcext:value-type="float">
            <text:p>4.82154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69703225806" calcext:value-type="float">
            <text:p>4.88869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13574193548" calcext:value-type="float">
            <text:p>4.68713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166477419355" calcext:value-type="float">
            <text:p>4.42166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01511111111" calcext:value-type="float">
            <text:p>4.453015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673125" calcext:value-type="float">
            <text:p>4.32673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38075" calcext:value-type="float">
            <text:p>4.18938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41416" calcext:value-type="float">
            <text:p>4.38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86675" calcext:value-type="float">
            <text:p>4.26786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0504" calcext:value-type="float">
            <text:p>4.64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10606451613" calcext:value-type="float">
            <text:p>4.806106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328" calcext:value-type="float">
            <text:p>4.7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28206451613" calcext:value-type="float">
            <text:p>4.69028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78836363636" calcext:value-type="float">
            <text:p>4.679788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55380645161" calcext:value-type="float">
            <text:p>4.75055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5808" calcext:value-type="float">
            <text:p>4.49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78784" calcext:value-type="float">
            <text:p>4.35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49987096774" calcext:value-type="float">
            <text:p>4.466499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044" calcext:value-type="float">
            <text:p>4.41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296" calcext:value-type="float">
            <text:p>4.5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99432258065" calcext:value-type="float">
            <text:p>4.50199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36" calcext:value-type="float">
            <text:p>4.6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94092307692" calcext:value-type="float">
            <text:p>4.919940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1575" calcext:value-type="float">
            <text:p>5.4511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06941935484" calcext:value-type="float">
            <text:p>4.94306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37695483871" calcext:value-type="float">
            <text:p>4.7437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68975" calcext:value-type="float">
            <text:p>4.37568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30451612903" calcext:value-type="float">
            <text:p>4.37830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031228571429" calcext:value-type="float">
            <text:p>4.240312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3365" calcext:value-type="float">
            <text:p>4.2163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92825" calcext:value-type="float">
            <text:p>4.37892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24722580645" calcext:value-type="float">
            <text:p>4.39924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32288" calcext:value-type="float">
            <text:p>4.1683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620057142857" calcext:value-type="float">
            <text:p>4.326200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412" calcext:value-type="float">
            <text:p>5.07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99745454546" calcext:value-type="float">
            <text:p>4.8979974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84283870968" calcext:value-type="float">
            <text:p>4.46984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9" calcext:value-type="float">
            <text:p>4.5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95509677419" calcext:value-type="float">
            <text:p>4.43395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37083870968" calcext:value-type="float">
            <text:p>4.50337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3584" calcext:value-type="float">
            <text:p>4.3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02181818182" calcext:value-type="float">
            <text:p>4.354021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64541935484" calcext:value-type="float">
            <text:p>4.59864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26914285714" calcext:value-type="float">
            <text:p>4.54826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29333333333" calcext:value-type="float">
            <text:p>4.29429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75270588235" calcext:value-type="float">
            <text:p>4.4087527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3104516129" calcext:value-type="float">
            <text:p>4.27831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58" calcext:value-type="float">
            <text:p>4.25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41225" calcext:value-type="float">
            <text:p>4.44141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10348387097" calcext:value-type="float">
            <text:p>4.22010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85163636364" calcext:value-type="float">
            <text:p>4.250851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77632" calcext:value-type="float">
            <text:p>4.39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7308" calcext:value-type="float">
            <text:p>4.551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06533333333" calcext:value-type="float">
            <text:p>4.75606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5232" calcext:value-type="float">
            <text:p>4.84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7345" calcext:value-type="float">
            <text:p>4.7337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38038709677" calcext:value-type="float">
            <text:p>5.07138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65024" calcext:value-type="float">
            <text:p>5.08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49858064516" calcext:value-type="float">
            <text:p>4.93549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608" calcext:value-type="float">
            <text:p>4.7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894" calcext:value-type="float">
            <text:p>4.48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26657142857" calcext:value-type="float">
            <text:p>4.473266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3852" calcext:value-type="float">
            <text:p>4.40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61054545455" calcext:value-type="float">
            <text:p>4.538610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4896" calcext:value-type="float">
            <text:p>4.62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775" calcext:value-type="float">
            <text:p>4.85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81832258065" calcext:value-type="float">
            <text:p>4.99881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3663" calcext:value-type="float">
            <text:p>4.923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355885714286" calcext:value-type="float">
            <text:p>4.74355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8" calcext:value-type="float">
            <text:p>4.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5584" calcext:value-type="float">
            <text:p>4.3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19062068966" calcext:value-type="float">
            <text:p>4.481190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411" calcext:value-type="float">
            <text:p>4.431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60425" calcext:value-type="float">
            <text:p>4.45360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6392" calcext:value-type="float">
            <text:p>4.50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24438709677" calcext:value-type="float">
            <text:p>4.36424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67793548387" calcext:value-type="float">
            <text:p>4.895677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597025" calcext:value-type="float">
            <text:p>5.0959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29909677419" calcext:value-type="float">
            <text:p>4.90029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767948387097" calcext:value-type="float">
            <text:p>4.63767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3176" calcext:value-type="float">
            <text:p>4.5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44490322581" calcext:value-type="float">
            <text:p>4.48144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608" calcext:value-type="float">
            <text:p>4.3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409393548387" calcext:value-type="float">
            <text:p>4.41409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447525" calcext:value-type="float">
            <text:p>4.56447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1784" calcext:value-type="float">
            <text:p>4.52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83127272727" calcext:value-type="float">
            <text:p>4.572831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1432" calcext:value-type="float">
            <text:p>4.60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556" calcext:value-type="float">
            <text:p>4.95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092376470588" calcext:value-type="float">
            <text:p>4.8809237647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5108" calcext:value-type="float">
            <text:p>5.077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36175" calcext:value-type="float">
            <text:p>4.79936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703" calcext:value-type="float">
            <text:p>4.481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37236363636" calcext:value-type="float">
            <text:p>4.145372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267741935484" calcext:value-type="float">
            <text:p>4.0926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988" calcext:value-type="float">
            <text:p>4.22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68711111111" calcext:value-type="float">
            <text:p>4.241687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108" calcext:value-type="float">
            <text:p>4.42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688" calcext:value-type="float">
            <text:p>4.6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5364" calcext:value-type="float">
            <text:p>4.596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603080432202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1" meta:object-count="0"/>
    <meta:user-defined meta:name="AppVersion">3.0</meta:user-defined>
  </office:meta>
</office:document-meta>
</file>